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fa624" officeooo:paragraph-rsid="000fa62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&lt;!DOCTYPE html&gt;</text:p>
      <text:p text:style-name="P1">&lt;html&gt;</text:p>
      <text:p text:style-name="P1">&lt;head&gt;</text:p>
      <text:p text:style-name="P1"><text:tab/>&lt;title&gt;Box &amp;amp; Book&lt;/title&gt;</text:p>
      <text:p text:style-name="P1"><text:tab/>&lt;meta charset="utf-8"&gt;</text:p>
      <text:p text:style-name="P1"><text:tab/>&lt;style type="text/css"&gt;</text:p>
      <text:p text:style-name="P1"><text:tab/><text:tab/>input{</text:p>
      <text:p text:style-name="P1"><text:tab/><text:tab/><text:tab/>height: 30px;</text:p>
      <text:p text:style-name="P1"><text:tab/><text:tab/><text:tab/>width: 300px;</text:p>
      <text:p text:style-name="P1"><text:tab/><text:tab/><text:tab/>border-radius: 10px;</text:p>
      <text:p text:style-name="P1"><text:tab/><text:tab/><text:tab/>outline: none;</text:p>
      <text:p text:style-name="P1"><text:tab/><text:tab/><text:tab/>text-indent: 30px;</text:p>
      <text:p text:style-name="P1"><text:tab/><text:tab/>}</text:p>
      <text:p text:style-name="P1"/>
      <text:p text:style-name="P1"><text:tab/><text:tab/>input[type=button]{</text:p>
      <text:p text:style-name="P1"><text:tab/><text:tab/><text:tab/>background-color: powderblue;</text:p>
      <text:p text:style-name="P1"><text:tab/><text:tab/><text:tab/>color: black;</text:p>
      <text:p text:style-name="P1"><text:tab/><text:tab/><text:tab/>border-radius: 10px;</text:p>
      <text:p text:style-name="P1"><text:tab/><text:tab/><text:tab/>outline: none;</text:p>
      <text:p text:style-name="P1"><text:tab/><text:tab/><text:tab/>text-indent: 0;</text:p>
      <text:p text:style-name="P1"><text:tab/><text:tab/>}</text:p>
      <text:p text:style-name="P1"><text:tab/><text:tab/>button{</text:p>
      <text:p text:style-name="P1"><text:tab/><text:tab/><text:tab/>background-color: orange;</text:p>
      <text:p text:style-name="P1"><text:tab/><text:tab/><text:tab/>border-radius: 10px;</text:p>
      <text:p text:style-name="P1"><text:tab/><text:tab/><text:tab/>outline: none;</text:p>
      <text:p text:style-name="P1"><text:tab/><text:tab/>}</text:p>
      <text:p text:style-name="P1"><text:tab/>&lt;/style&gt;</text:p>
      <text:p text:style-name="P1"/>
      <text:p text:style-name="P1"/>
      <text:p text:style-name="P1">&lt;/head&gt;</text:p>
      <text:p text:style-name="P1">&lt;body bgcolor="#b3b6bc"&gt;</text:p>
      <text:p text:style-name="P1"><text:tab/>&lt;h1&gt;Object Properties&lt;/h1&gt;</text:p>
      <text:p text:style-name="P1"/>
      <text:p text:style-name="P1"><text:tab/>&lt;p id="BoxProperties"&gt;&lt;/p&gt;</text:p>
      <text:p text:style-name="P1"><text:tab/>&lt;p id="Boxvolume"&gt;&lt;/p&gt;</text:p>
      <text:p text:style-name="P1"><text:tab/>&lt;div&gt;</text:p>
      <text:p text:style-name="P1"><text:tab/><text:tab/>&lt;p&gt;</text:p>
      <text:p text:style-name="P1"><text:tab/><text:tab/><text:tab/>&lt;h1&gt;If you want to store new books in Box!&lt;/h1&gt;</text:p>
      <text:p text:style-name="P1"><text:tab/><text:tab/><text:tab/>&lt;h2&gt;Fill the fields&lt;/h2&gt;</text:p>
      <text:p text:style-name="P1"><text:tab/><text:tab/>&lt;/p&gt;</text:p>
      <text:p text:style-name="P1"><text:tab/><text:tab/>&lt;table&gt;</text:p>
      <text:p text:style-name="P1"><text:tab/><text:tab/><text:tab/></text:p>
      <text:p text:style-name="P1"><text:tab/><text:tab/><text:tab/>&lt;tr&gt;</text:p>
      <text:p text:style-name="P1"><text:tab/><text:tab/><text:tab/><text:tab/>&lt;td&gt;Name of Book&lt;/td&gt;</text:p>
      <text:p text:style-name="P1"><text:tab/><text:tab/><text:tab/><text:tab/>&lt;td&gt;&lt;input type="text" id="title" required&gt;&lt;/td&gt;</text:p>
      <text:p text:style-name="P1"><text:tab/><text:tab/><text:tab/>&lt;/tr&gt;</text:p>
      <text:p text:style-name="P1"><text:tab/><text:tab/><text:tab/>&lt;tr&gt;</text:p>
      <text:p text:style-name="P1"><text:tab/><text:tab/><text:tab/><text:tab/>&lt;td&gt;Author of Book&lt;/td&gt;</text:p>
      <text:p text:style-name="P1"><text:tab/><text:tab/><text:tab/><text:tab/>&lt;td&gt;&lt;input type="text" id="author" required&gt;&lt;/td&gt;</text:p>
      <text:p text:style-name="P1"><text:tab/><text:tab/><text:tab/>&lt;/tr&gt;</text:p>
      <text:p text:style-name="P1"><text:tab/><text:tab/><text:tab/>&lt;tr&gt;</text:p>
      <text:p text:style-name="P1"><text:soft-page-break/><text:tab/><text:tab/><text:tab/><text:tab/>&lt;td&gt;Publisher&lt;/td&gt;</text:p>
      <text:p text:style-name="P1"><text:tab/><text:tab/><text:tab/><text:tab/>&lt;td&gt;&lt;input type="text" id="publisher" required&gt;&lt;/td&gt;</text:p>
      <text:p text:style-name="P1"><text:tab/><text:tab/><text:tab/>&lt;/tr&gt;</text:p>
      <text:p text:style-name="P1"><text:tab/><text:tab/><text:tab/>&lt;tr&gt;</text:p>
      <text:p text:style-name="P1"><text:tab/><text:tab/><text:tab/><text:tab/>&lt;td&gt;numChapters&lt;/td&gt;</text:p>
      <text:p text:style-name="P1"><text:tab/><text:tab/><text:tab/><text:tab/>&lt;td&gt;&lt;input type="text" id="Chapters" required&gt;&lt;/td&gt;</text:p>
      <text:p text:style-name="P1"><text:tab/><text:tab/><text:tab/>&lt;/tr&gt;</text:p>
      <text:p text:style-name="P1"><text:tab/><text:tab/><text:tab/>&lt;tr&gt;</text:p>
      <text:p text:style-name="P1"><text:tab/><text:tab/><text:tab/><text:tab/>&lt;td&gt;numPages&lt;/td&gt;</text:p>
      <text:p text:style-name="P1"><text:tab/><text:tab/><text:tab/><text:tab/>&lt;td&gt;&lt;input type="text" id="numPages" required&gt;&lt;/td&gt;</text:p>
      <text:p text:style-name="P1"><text:tab/><text:tab/><text:tab/>&lt;/tr&gt;</text:p>
      <text:p text:style-name="P1"><text:tab/><text:tab/><text:tab/>&lt;tr&gt;</text:p>
      <text:p text:style-name="P1"><text:tab/><text:tab/><text:tab/><text:tab/>&lt;td&gt;Illustrator&lt;/td&gt;</text:p>
      <text:p text:style-name="P1"><text:tab/><text:tab/><text:tab/><text:tab/>&lt;td&gt;&lt;input type="text" id="illustrator" required&gt;&lt;/td&gt;</text:p>
      <text:p text:style-name="P1"><text:tab/><text:tab/><text:tab/>&lt;/tr&gt;</text:p>
      <text:p text:style-name="P1"/>
      <text:p text:style-name="P1"><text:tab/><text:tab/><text:tab/></text:p>
      <text:p text:style-name="P1"/>
      <text:p text:style-name="P1"><text:tab/><text:tab/><text:tab/>&lt;tr&gt;</text:p>
      <text:p text:style-name="P1"><text:tab/><text:tab/><text:tab/><text:tab/>&lt;td colspan="2" align="center"&gt;</text:p>
      <text:p text:style-name="P1"><text:tab/><text:tab/><text:tab/><text:tab/><text:tab/>&lt;!-- <text:tab/>&lt;input type="button" value="store" onclick="Box()"&gt; --&gt;</text:p>
      <text:p text:style-name="P1"><text:tab/><text:tab/><text:tab/><text:tab/><text:tab/>&lt;input type="button" value="Update" onclick="book()"&gt;</text:p>
      <text:p text:style-name="P1"><text:tab/><text:tab/><text:tab/><text:tab/>&lt;/td&gt;</text:p>
      <text:p text:style-name="P1"><text:tab/><text:tab/><text:tab/>&lt;/tr&gt;</text:p>
      <text:p text:style-name="P1"><text:tab/><text:tab/><text:tab/></text:p>
      <text:p text:style-name="P1"><text:tab/><text:tab/>&lt;/table&gt;</text:p>
      <text:p text:style-name="P1"/>
      <text:p text:style-name="P1"><text:tab/>&lt;/div&gt;</text:p>
      <text:p text:style-name="P1"/>
      <text:p text:style-name="P1"/>
      <text:p text:style-name="P1"><text:tab/>&lt;div&gt;</text:p>
      <text:p text:style-name="P1"><text:tab/><text:tab/>&lt;h1&gt;No of books in Box&lt;/h1&gt;</text:p>
      <text:p text:style-name="P1"><text:tab/><text:tab/>&lt;p id=result&gt;&lt;/p&gt;</text:p>
      <text:p text:style-name="P1"><text:tab/><text:tab/>&lt;p id=results&gt;&lt;/p&gt;</text:p>
      <text:p text:style-name="P1"/>
      <text:p text:style-name="P1"/>
      <text:p text:style-name="P1"><text:tab/>&lt;/div&gt;</text:p>
      <text:p text:style-name="P1"><text:tab/>&lt;script type="text/javascript"&gt;</text:p>
      <text:p text:style-name="P1"><text:tab/><text:tab/></text:p>
      <text:p text:style-name="P1"><text:tab/><text:tab/>var BookArray = [];</text:p>
      <text:p text:style-name="P1"/>
      <text:p text:style-name="P1"><text:tab/><text:tab/>var ObjectProperties = {</text:p>
      <text:p text:style-name="P1"><text:tab/><text:tab/><text:tab/>height : 150,</text:p>
      <text:p text:style-name="P1"><text:tab/><text:tab/><text:tab/>width : 350,</text:p>
      <text:p text:style-name="P1"><text:tab/><text:tab/><text:tab/>length : 200,</text:p>
      <text:p text:style-name="P1"><text:tab/><text:tab/><text:tab/>material : "wood",</text:p>
      <text:p text:style-name="P1"/>
      <text:p text:style-name="P1"><text:tab/><text:tab/><text:tab/>volume : function Boxvolume(){</text:p>
      <text:p text:style-name="P1"/>
      <text:p text:style-name="P1"><text:tab/><text:tab/><text:tab/><text:tab/>var volume = this.height * this.width * this.length;</text:p>
      <text:p text:style-name="P1"><text:tab/><text:tab/><text:tab/><text:tab/></text:p>
      <text:p text:style-name="P1"><text:soft-page-break/><text:tab/><text:tab/><text:tab/><text:tab/>document.getElementById("Boxvolume").innerHTML = "The volume of the Box is :" + volume;</text:p>
      <text:p text:style-name="P1"><text:tab/><text:tab/><text:tab/><text:tab/>ObjectProperties['volume'] = volume;</text:p>
      <text:p text:style-name="P1"/>
      <text:p text:style-name="P1"/>
      <text:p text:style-name="P1"><text:tab/><text:tab/><text:tab/>} </text:p>
      <text:p text:style-name="P1"><text:tab/><text:tab/>}</text:p>
      <text:p text:style-name="P1"/>
      <text:p text:style-name="P1"><text:tab/><text:tab/>var content = {</text:p>
      <text:p text:style-name="P1"/>
      <text:p text:style-name="P1"><text:tab/><text:tab/><text:tab/>bookTitle:"C-Programming",</text:p>
      <text:p text:style-name="P1"><text:tab/><text:tab/><text:tab/>bookAuthor:"Balaguruswamy",</text:p>
      <text:p text:style-name="P1"><text:tab/><text:tab/><text:tab/>bookPublisher:"Technical Publications",</text:p>
      <text:p text:style-name="P1"><text:tab/><text:tab/><text:tab/>bookChapters:21,</text:p>
      <text:p text:style-name="P1"><text:tab/><text:tab/><text:tab/>bookPages: 500,</text:p>
      <text:p text:style-name="P1"><text:tab/><text:tab/><text:tab/>bookIllustration: "poster"</text:p>
      <text:p text:style-name="P1"><text:tab/><text:tab/>}</text:p>
      <text:p text:style-name="P1"/>
      <text:p text:style-name="P1"><text:tab/><text:tab/>function show(){</text:p>
      <text:p text:style-name="P1"><text:tab/><text:tab/><text:tab/>document.getElementById('BoxProperties').innerHTML = " The height of the Box is:"+ObjectProperties.height +"&lt;br&gt;"+ "The width of the Box is:"+ ObjectProperties.width +"&lt;br&gt;" + "The length of the Box is:" + ObjectProperties.length + "&lt;br&gt;" +"material Of the box is: " + ObjectProperties.material + "&lt;br&gt;";</text:p>
      <text:p text:style-name="P1"><text:tab/><text:tab/><text:tab/>ObjectProperties.volume();</text:p>
      <text:p text:style-name="P1"><text:tab/><text:tab/><text:tab/></text:p>
      <text:p text:style-name="P1"/>
      <text:p text:style-name="P1"><text:tab/><text:tab/><text:tab/>document.getElementById('result').innerHTML = content.bookTitle +"&lt;br&gt;"+ content.bookAuthor +"&lt;br&gt;" + content.bookPublisher+"&lt;br&gt;"+ content.bookChapters +"&lt;br&gt;"+ content.bookPages+"&lt;br&gt;"+ content.bookIllustration <text:s/>;</text:p>
      <text:p text:style-name="P1"><text:tab/><text:tab/><text:tab/></text:p>
      <text:p text:style-name="P1"><text:tab/><text:tab/>}</text:p>
      <text:p text:style-name="P1"/>
      <text:p text:style-name="P1"><text:tab/><text:tab/>show();</text:p>
      <text:p text:style-name="P1"/>
      <text:p text:style-name="P1"><text:tab/><text:tab/>function book(){</text:p>
      <text:p text:style-name="P1"/>
      <text:p text:style-name="P1"><text:tab/><text:tab/><text:tab/>content.bookTitle = document.getElementById("title").value;</text:p>
      <text:p text:style-name="P1"><text:tab/><text:tab/><text:tab/>content.bookAuthor = document.getElementById("author").value;</text:p>
      <text:p text:style-name="P1"><text:tab/><text:tab/><text:tab/>content.bookPublisher = document.getElementById('publisher').value;</text:p>
      <text:p text:style-name="P1"><text:tab/><text:tab/><text:tab/>content.bookChapters = document.getElementById('Chapters').value;</text:p>
      <text:p text:style-name="P1"><text:tab/><text:tab/><text:tab/>content.bookPages = document.getElementById('numPages').value;</text:p>
      <text:p text:style-name="P1"><text:tab/><text:tab/><text:tab/>content.bookIllustration = document.getElementById('illustrator').value;</text:p>
      <text:p text:style-name="P1"><text:tab/><text:tab/><text:tab/></text:p>
      <text:p text:style-name="P1"><text:tab/><text:tab/><text:tab/>if(content.bookTitle==''|| content.bookAuthor==''|| content.bookPublisher=='' || content.bookChapters =='' || content.bookPages =='' || content.bookIllustration ==''){</text:p>
      <text:p text:style-name="P1"><text:tab/><text:tab/><text:tab/><text:tab/>alert("all fields are required")</text:p>
      <text:p text:style-name="P1"><text:tab/><text:tab/><text:tab/>}else{</text:p>
      <text:p text:style-name="P1"/>
      <text:p text:style-name="P1"/>
      <text:p text:style-name="P1"><text:tab/><text:tab/><text:tab/><text:tab/>BookArray.push(content);</text:p>
      <text:p text:style-name="P1"><text:tab/><text:tab/><text:tab/><text:tab/>console.log(BookArray.length,BookArray)</text:p>
      <text:p text:style-name="P1"><text:tab/><text:tab/><text:tab/><text:tab/>document.getElementById('results').innerHTML = '';</text:p>
      <text:p text:style-name="P1"><text:soft-page-break/></text:p>
      <text:p text:style-name="P1"><text:tab/><text:tab/><text:tab/><text:tab/>for(var i=0; i&lt; BookArray.length; i++){</text:p>
      <text:p text:style-name="P1"/>
      <text:p text:style-name="P1"><text:tab/><text:tab/><text:tab/><text:tab/><text:tab/>document.getElementById('results').innerHTML += "&lt;table border=3&gt;&lt;tr&gt;&lt;td&gt;"+i+"&lt;br&gt;"+"Name of the Book:"+"&lt;b&gt;"+content.bookTitle+"&lt;/b&gt;"+ "&lt;/b&gt;"+"&lt;br&gt;"+"Author of Book: <text:s/>"+ "&lt;b&gt;"+content.bookAuthor +"&lt;/b&gt;" +"&lt;br&gt;" +"Publisher: <text:s/>"+"&lt;b&gt;"+content.bookPublisher+"&lt;/b&gt;"+"&lt;br&gt;"+"numChapters: <text:s/>"+"&lt;b&gt;"+ content.bookChapters+"&lt;/b&gt;" +"&lt;br&gt;"+"numPages: <text:s/>"+ "&lt;b&gt;"+content.bookPages +"&lt;/b&gt;"+"&lt;br&gt;"+"Illustrator: <text:s/>"+"&lt;b&gt;"+ content.bookIllustration +"&lt;/b&gt;"+"&lt;button onclick=removeObj()&gt;remove&lt;/button&gt;"+"&lt;/td&gt;&lt;/tr&gt;&lt;/table&gt;" ;</text:p>
      <text:p text:style-name="P1"/>
      <text:p text:style-name="P1"><text:tab/><text:tab/><text:tab/><text:tab/>}</text:p>
      <text:p text:style-name="P1"/>
      <text:p text:style-name="P1"><text:tab/><text:tab/><text:tab/>}</text:p>
      <text:p text:style-name="P1"><text:tab/><text:tab/><text:tab/></text:p>
      <text:p text:style-name="P1"><text:tab/><text:tab/>}</text:p>
      <text:p text:style-name="P1"/>
      <text:p text:style-name="P1"><text:tab/>&lt;/script&gt;</text:p>
      <text:p text:style-name="P1">&lt;/body&gt;</text:p>
      <text:p text:style-name="P1">&lt;/html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5T17:40:30.178555791</meta:creation-date>
    <dc:date>2018-09-25T17:41:39.901649359</dc:date>
    <meta:editing-duration>PT1M12S</meta:editing-duration>
    <meta:editing-cycles>1</meta:editing-cycles>
    <meta:generator>LibreOffice/5.1.6.2$Linux_X86_64 LibreOffice_project/10m0$Build-2</meta:generator>
    <meta:document-statistic meta:table-count="0" meta:image-count="0" meta:object-count="0" meta:page-count="4" meta:paragraph-count="131" meta:word-count="346" meta:character-count="4009" meta:non-whitespace-character-count="3426"/>
  </office:meta>
</office:document-meta>
</file>